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MT" svg:font-family="ArialMT"/>
    <style:font-face style:name="Liberation Sans" svg:font-family="'Liberation Sans'" style:font-family-generic="system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arial" svg:font-family="arial" style:font-family-generic="swiss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1.0688in"/>
    </style:style>
    <style:style style:name="Table2.14" style:family="table-row">
      <style:table-row-properties style:min-row-height="0.8889in"/>
    </style:style>
    <style:style style:name="Table2.15" style:family="table-row">
      <style:table-row-properties style:min-row-height="0.8688in"/>
    </style:style>
    <style:style style:name="Table2.16" style:family="table-row">
      <style:table-row-properties style:min-row-height="0.625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style:font-name="Verdana" fo:font-size="8pt" officeooo:rsid="001f308c" officeooo:paragraph-rsid="001f308c" style:font-size-asian="8pt" style:font-size-complex="8pt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adbb2" officeooo:paragraph-rsid="001adbb2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1adbb2" officeooo:paragraph-rsid="001adbb2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officeooo:rsid="001adbb2" officeooo:paragraph-rsid="002b6dbf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78c2" officeooo:paragraph-rsid="0030fb9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78c2" officeooo:paragraph-rsid="003295b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ebc5" officeooo:paragraph-rsid="003295b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339e8" officeooo:paragraph-rsid="002b6dbf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339e8" officeooo:paragraph-rsid="003295b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Verdana1" officeooo:paragraph-rsid="002339e8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Verdana1" officeooo:paragraph-rsid="002778c2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Verdana1" fo:font-size="14pt" officeooo:rsid="002778c2" officeooo:paragraph-rsid="0030fb90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Verdana1" fo:font-size="14pt" officeooo:rsid="002778c2" officeooo:paragraph-rsid="003295bc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Verdana1" fo:font-size="14pt" officeooo:rsid="002339e8" officeooo:paragraph-rsid="003295bc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Verdana1" fo:font-size="14pt" officeooo:rsid="0027ebc5" officeooo:paragraph-rsid="003295bc"/>
    </style:style>
    <style:style style:name="P18" style:family="paragraph" style:parent-style-name="Table_20_Contents">
      <style:paragraph-properties fo:text-align="center" style:justify-single-word="false"/>
      <style:text-properties style:font-name="Verdana1" fo:font-size="14pt" fo:font-weight="bold" officeooo:rsid="002339e8" officeooo:paragraph-rsid="0023832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1" fo:font-size="14pt" fo:font-weight="bold" officeooo:rsid="002524f7" officeooo:paragraph-rsid="002524f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4pt" fo:font-weight="bold" officeooo:rsid="002778c2" officeooo:paragraph-rsid="002778c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Verdana1" fo:font-size="14pt" fo:font-weight="bold" officeooo:rsid="0025e748" officeooo:paragraph-rsid="0025e748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2b6db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30fb9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3221a1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2778c2" officeooo:paragraph-rsid="0030fb90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Verdana1" officeooo:paragraph-rsid="002b6dbf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Verdana1" fo:font-size="14pt" officeooo:paragraph-rsid="003221a1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Verdana1" fo:font-size="14pt" officeooo:paragraph-rsid="0033c061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Verdana1" fo:font-size="14pt" officeooo:rsid="002778c2" officeooo:paragraph-rsid="0030fb90"/>
    </style:style>
    <style:style style:name="P30" style:family="paragraph" style:parent-style-name="Standard">
      <style:text-properties fo:color="#000000" loext:opacity="100%" style:font-name="Verdana1"/>
    </style:style>
    <style:style style:name="P31" style:family="paragraph" style:parent-style-name="Standard">
      <style:text-properties style:font-name="Verdana1" officeooo:paragraph-rsid="002778c2"/>
    </style:style>
    <style:style style:name="P32" style:family="paragraph" style:parent-style-name="Standard">
      <style:text-properties officeooo:paragraph-rsid="0033c061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2b6dbf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30fb90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arial" fo:font-size="12pt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3295bc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7ebc5" officeooo:paragraph-rsid="002b6dbf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38321" officeooo:paragraph-rsid="003221a1" style:font-size-asian="12pt" style:font-size-complex="12pt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38321" officeooo:paragraph-rsid="003275b6" style:font-size-asian="12pt" style:font-size-complex="12pt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style:font-name="Verdana1" fo:font-size="14pt" officeooo:rsid="0027ebc5" officeooo:paragraph-rsid="0030fb90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style:font-name="Verdana1" fo:font-size="14pt" officeooo:rsid="00238321" officeooo:paragraph-rsid="003275b6"/>
    </style:style>
    <style:style style:name="P42" style:family="paragraph" style:parent-style-name="Text_20_body">
      <style:paragraph-properties fo:text-align="start" style:justify-single-word="false"/>
      <style:text-properties fo:color="#000000" loext:opacity="100%" style:font-name="Verdana1" fo:font-size="14pt" officeooo:paragraph-rsid="003295bc"/>
    </style:style>
    <style:style style:name="P43" style:family="paragraph" style:parent-style-name="Text_20_body">
      <style:paragraph-properties fo:text-align="start" style:justify-single-word="false"/>
      <style:text-properties fo:color="#000000" loext:opacity="100%" style:font-name="Verdana1" fo:font-size="14pt" officeooo:paragraph-rsid="002fb292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style:font-name="Verdana1" fo:font-size="14pt" officeooo:paragraph-rsid="0030fb90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font-name="Verdana1" fo:font-size="14pt" officeooo:paragraph-rsid="003221a1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font-name="Verdana1" fo:font-size="11pt" officeooo:rsid="00238321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font-name="Verdana1" fo:font-size="11pt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font-name="Verdana1" fo:font-size="11pt" officeooo:paragraph-rsid="0030fb90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font-name="Verdana1" officeooo:paragraph-rsid="0027ebc5"/>
    </style:style>
    <style:style style:name="T1" style:family="text">
      <style:text-properties officeooo:rsid="00142c9c"/>
    </style:style>
    <style:style style:name="T2" style:family="text">
      <style:text-properties officeooo:rsid="001cfd06"/>
    </style:style>
    <style:style style:name="T3" style:family="text">
      <style:text-properties officeooo:rsid="0021d7a7"/>
    </style:style>
    <style:style style:name="T4" style:family="text">
      <style:text-properties style:font-name="Verdana" fo:font-size="10pt" fo:language="ca" fo:country="ES" fo:font-style="normal" style:text-underline-style="none" fo:font-weight="bold" officeooo:rsid="002b6dbf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Verdana" fo:font-size="10pt" fo:language="ca" fo:country="ES" fo:font-style="normal" style:text-underline-style="none" fo:font-weight="bold" officeooo:rsid="002cbf2e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officeooo:rsid="0027ebc5"/>
    </style:style>
    <style:style style:name="T7" style:family="text">
      <style:text-properties officeooo:rsid="0029eb3c"/>
    </style:style>
    <style:style style:name="T8" style:family="text">
      <style:text-properties fo:font-size="13pt"/>
    </style:style>
    <style:style style:name="T9" style:family="text">
      <style:text-properties fo:font-size="13pt" officeooo:rsid="0025e748"/>
    </style:style>
    <style:style style:name="T10" style:family="text">
      <style:text-properties fo:font-size="13pt" officeooo:rsid="002778c2"/>
    </style:style>
    <style:style style:name="T11" style:family="text">
      <style:text-properties fo:font-size="13pt" officeooo:rsid="0029eb3c"/>
    </style:style>
    <style:style style:name="T12" style:family="text">
      <style:text-properties fo:font-size="13pt" officeooo:rsid="00238321"/>
    </style:style>
    <style:style style:name="T13" style:family="text">
      <style:text-properties fo:font-size="14pt"/>
    </style:style>
    <style:style style:name="T14" style:family="text">
      <style:text-properties officeooo:rsid="002778c2"/>
    </style:style>
    <style:style style:name="T15" style:family="text">
      <style:text-properties officeooo:rsid="0025e748"/>
    </style:style>
    <style:style style:name="T16" style:family="text">
      <style:text-properties officeooo:rsid="002524f7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4"/></text:span></text:p>
      <text:p text:style-name="P6"><text:span text:style-name="Strong_20_Emphasis"><text:span text:style-name="T5">1. </text:span></text:span><text:span text:style-name="Strong_20_Emphasis"><text:span text:style-name="T4">Clasifica las siguientes características de acuerdo al ciclo de vida al que correspondan (grupos)</text:span></text:span></text:p>
      <text:p text:style-name="P6"><text:span text:style-name="Strong_20_Emphasis"><text:span text:style-name="T4"/></text:span></text:p>
      <table:table table:name="Table2" table:style-name="Table2">
        <table:table-column table:style-name="Table2.A"/>
        <table:table-row table:style-name="TableLine94655104571856">
          <table:table-cell table:style-name="Table2.A1" office:value-type="string">
            <text:p text:style-name="P33"><text:span text:style-name="T15">E</text:span>stá pensado para proyectos largos, caros y complicados</text:p>
          </table:table-cell>
        </table:table-row>
        <table:table-row table:style-name="TableLine94655060949872">
          <table:table-cell table:style-name="Table2.A2" office:value-type="string">
            <text:p text:style-name="P37">Enfatiza la documentación de las diferentes fases del proyecto</text:p>
          </table:table-cell>
        </table:table-row>
        <table:table-row table:style-name="TableLine94655091516752">
          <table:table-cell table:style-name="Table2.A2" office:value-type="string">
            <text:p text:style-name="P22">Los usuarios pueden utilizar los incrementos iniciales como prototipos.</text:p>
          </table:table-cell>
        </table:table-row>
        <table:table-row table:style-name="TableLine94655104728048">
          <table:table-cell table:style-name="Table2.A2" office:value-type="string">
            <text:p text:style-name="P23">Se obtiene un aprendizaje en cada iteración que es aplicado en el desarrollo del producto</text:p>
          </table:table-cell>
        </table:table-row>
        <table:table-row table:style-name="TableLine94655061116736">
          <table:table-cell table:style-name="Table2.A2" office:value-type="string">
            <text:p text:style-name="P34"><text:span text:style-name="T14">L</text:span>os periodos de tiempo se miden en semanas más que en meses y el trabajo se realiza de una forma colaborativa.</text:p>
          </table:table-cell>
        </table:table-row>
        <table:table-row table:style-name="TableLine94655061117376">
          <table:table-cell table:style-name="Table2.A2" office:value-type="string">
            <text:p text:style-name="P24">Mediante este modelo se genera software operativo <text:span text:style-name="T7">pero incompleto </text:span>de forma rápida y en etapas <text:span text:style-name="T6">muy </text:span>tempranas del ciclo de vida. </text:p>
          </table:table-cell>
        </table:table-row>
        <table:table-row table:style-name="TableLine94655061118240">
          <table:table-cell table:style-name="Table2.A2" office:value-type="string">
            <text:p text:style-name="P25">Se van añadiendo funcionalidades ya planificadas al software.<text:span text:style-name="T17"> Incremental</text:span></text:p>
          </table:table-cell>
        </table:table-row>
        <table:table-row table:style-name="TableLine94655061118896">
          <table:table-cell table:style-name="Table2.A2" office:value-type="string">
            <text:p text:style-name="P7">Máxima implicación del cliente en el proyecto. <text:span text:style-name="T17">Agil</text:span></text:p>
          </table:table-cell>
        </table:table-row>
        <table:table-row table:style-name="TableLine94655061119552">
          <table:table-cell table:style-name="Table2.A2" office:value-type="string">
            <text:p text:style-name="P38">Se considera un modelo pobre para proyectos complejos, largos y con riesgo de cambio.<text:span text:style-name="T17">Cascada</text:span></text:p>
          </table:table-cell>
        </table:table-row>
        <table:table-row table:style-name="TableLine94655060777200">
          <table:table-cell table:style-name="Table2.A2" office:value-type="string">
            <text:p text:style-name="P39"><text:span text:style-name="T14">E</text:span>l análisis de riesgos <text:span text:style-name="T14">es </text:span>una de las tareas principales, <text:span text:style-name="T14">lo que</text:span> exige un alto nivel de experiencia <text:span text:style-name="T14">de</text:span> los analistas de riesgos.<text:span text:style-name="T17">Espiral</text:span></text:p>
          </table:table-cell>
        </table:table-row>
        <table:table-row table:style-name="TableLine94655060777824">
          <table:table-cell table:style-name="Table2.A2" office:value-type="string">
            <text:p text:style-name="P35"><text:span text:style-name="T16">A</text:span>l no ser necesario tener los requisitos definidos desde el principio pueden surgir problemas relacionados con la arquitectura. </text:p>
          </table:table-cell>
        </table:table-row>
        <table:table-row table:style-name="TableLine94655060778448">
          <table:table-cell table:style-name="Table2.A2" office:value-type="string">
            <text:p text:style-name="P9">Se utiliza en entornos muy cambiantes y con equipos altamente implicados. <text:span text:style-name="T17">Agil</text:span></text:p>
          </table:table-cell>
        </table:table-row>
        <table:table-row table:style-name="Table2.13">
          <table:table-cell table:style-name="Table2.A2" office:value-type="string">
            <text:p text:style-name="P36">Este modelo se suele utilizar en proyectos en los que los requisitos no están <text:span text:style-name="T7">del todo </text:span>claros por parte del usuario,lo que hace necesaria la creación de distintos prototipos para presentarlos y conseguir la conformidad del cliente.<text:span text:style-name="T17"> Espiral / Iterativo</text:span></text:p>
          </table:table-cell>
        </table:table-row>
        <table:table-row table:style-name="Table2.14">
          <table:table-cell table:style-name="Table2.A2" office:value-type="string">
            <text:p text:style-name="P10">Difícilmente un cliente va a establecer todos los requisitos al principio lo que conllevará cambios y retrasará el proyecto. <text:span text:style-name="T17">Cascada</text:span></text:p>
          </table:table-cell>
        </table:table-row>
        <table:table-row table:style-name="Table2.15">
          <table:table-cell table:style-name="Table2.A2" office:value-type="string">
            <text:p text:style-name="P8">Incorpora características del ciclo de vida iterativo e incremental. <text:span text:style-name="T17">Espiral / Agil</text:span></text:p>
          </table:table-cell>
        </table:table-row>
        <table:table-row table:style-name="Table2.16">
          <table:table-cell table:style-name="Table2.A2" office:value-type="string">
            <text:p text:style-name="P11">Es apropiado para proyectos muy estables y requisitos no cambiantes. <text:span text:style-name="T17">Cascada</text:span></text:p>
          </table:table-cell>
        </table:table-row>
      </table:table>
      <text:p text:style-name="P6"><text:span text:style-name="Strong_20_Emphasis"><text:span text:style-name="T4"/></text:span></text:p>
      <text:p text:style-name="P6"><text:soft-page-break/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able:table table:name="Table1" table:style-name="Table1">
        <table:table-column table:style-name="Table1.A"/>
        <table:table-row table:style-name="TableLine94655060948464">
          <table:table-cell table:style-name="Table1.A1" office:value-type="string">
            <text:p text:style-name="P18">CICLO DE VIDA EN CASCADA</text:p>
          </table:table-cell>
        </table:table-row>
        <table:table-row table:style-name="TableLine94655060813440">
          <table:table-cell table:style-name="Table1.A2" office:value-type="string">
            <text:p text:style-name="P12"/>
            <text:p text:style-name="P40">Enfatiza la documentación de las diferentes fases del proyecto</text:p>
          </table:table-cell>
        </table:table-row>
        <table:table-row table:style-name="TableLine94655060818016">
          <table:table-cell table:style-name="Table1.A2" office:value-type="string">
            <text:p text:style-name="P14">Máxima implicación del cliente en el proyecto</text:p>
            <text:p text:style-name="P26"/>
          </table:table-cell>
        </table:table-row>
        <table:table-row table:style-name="TableLine94655060818560">
          <table:table-cell table:style-name="Table1.A2" office:value-type="string">
            <text:p text:style-name="P46"/>
            <text:p text:style-name="P41"><text:span text:style-name="T10">E</text:span><text:span text:style-name="T8">l análisis de riesgos </text:span><text:span text:style-name="T10">es </text:span><text:span text:style-name="T8">una de las tareas principales, </text:span><text:span text:style-name="T10">lo que</text:span><text:span text:style-name="T8"> exige un alto nivel de experiencia </text:span><text:span text:style-name="T10">de</text:span><text:span text:style-name="T8"> los analistas de riesgos.</text:span></text:p>
          </table:table-cell>
        </table:table-row>
        <table:table-row table:style-name="TableLine94655060819200">
          <table:table-cell table:style-name="Table1.A2" office:value-type="string">
            <text:p text:style-name="P16">Es apropiado para proyectos muy estables y requisitos no cambiantes.</text:p>
            <text:p text:style-name="P49"/>
          </table:table-cell>
        </table:table-row>
        <table:table-row table:style-name="TableLine94655060819744">
          <table:table-cell table:style-name="Table1.A2" office:value-type="string">
            <text:p text:style-name="P19">CICLO DE VIDA ITERATIVO</text:p>
          </table:table-cell>
        </table:table-row>
        <table:table-row table:style-name="TableLine94655060820240">
          <table:table-cell table:style-name="Table1.A2" office:value-type="string">
            <text:p text:style-name="P28">Se obtiene un aprendizaje en cada iteración que es aplicado en el desarrollo del producto. </text:p>
          </table:table-cell>
        </table:table-row>
        <table:table-row table:style-name="TableLine94655060820896">
          <table:table-cell table:style-name="Table1.A2" office:value-type="string">
            <text:p text:style-name="P42"><text:span text:style-name="T8">Este modelo se suele utilizar en proyectos en los que los requisitos no están </text:span><text:span text:style-name="T11">del todo </text:span><text:span text:style-name="T8">claros por parte del usuario,lo que hace necesaria la creación de distintos prototipos para presentarlos y conseguir la conformidad del cliente.</text:span></text:p>
            <text:p text:style-name="P30"/>
          </table:table-cell>
        </table:table-row>
        <table:table-row table:style-name="TableLine94655060821600">
          <table:table-cell table:style-name="Table1.A2" office:value-type="string">
            <text:p text:style-name="P16">Difícilmente un cliente va a establecer todos los requisitos al principio lo que conllevará cambios y retrasará el proyecto.</text:p>
            <text:p text:style-name="P47"/>
          </table:table-cell>
        </table:table-row>
        <table:table-row table:style-name="TableLine94655060822224">
          <table:table-cell table:style-name="Table1.A2" office:value-type="string">
            <text:p text:style-name="P19">CICLO DE VIDA INCREMENTAL</text:p>
          </table:table-cell>
        </table:table-row>
        <table:table-row table:style-name="TableLine94655061471152">
          <table:table-cell table:style-name="Table1.A2" office:value-type="string">
            <text:p text:style-name="P30"/>
            <text:p text:style-name="P28"/>
            <table:table table:name="Table3" table:style-name="Table3">
              <table:table-column table:style-name="Table3.A"/>
              <table:table-row table:style-name="TableLine94655009075088">
                <table:table-cell table:style-name="Table3.A1" office:value-type="string">
                  <text:p text:style-name="P28">Los usuarios pueden utilizar los incrementos iniciales como prototipos.</text:p>
                </table:table-cell>
              </table:table-row>
            </table:table>
            <text:p text:style-name="P32"/>
          </table:table-cell>
        </table:table-row>
        <table:table-row table:style-name="TableLine94655061471856">
          <table:table-cell table:style-name="Table1.A2" office:value-type="string">
            <text:p text:style-name="P30"/>
            <text:p text:style-name="P27">Mediante este modelo se genera software operativo <text:span text:style-name="T7">pero incompleto </text:span>de forma rápida y en etapas <text:span text:style-name="T6">muy </text:span>tempranas del ciclo de vida. </text:p>
          </table:table-cell>
        </table:table-row>
        <table:table-row table:style-name="TableLine94655061472560">
          <table:table-cell table:style-name="Table1.A2" office:value-type="string">
            <text:p text:style-name="P31"/>
            <text:p text:style-name="P31"><text:soft-page-break/></text:p>
          </table:table-cell>
        </table:table-row>
        <table:table-row table:style-name="TableLine94655061473264">
          <table:table-cell table:style-name="Table1.A2" office:value-type="string">
            <text:p text:style-name="P21">CICLO DE VIDA EN ESPIRAL</text:p>
          </table:table-cell>
        </table:table-row>
        <table:table-row table:style-name="TableLine94655061473968">
          <table:table-cell table:style-name="Table1.A2" office:value-type="string">
            <text:p text:style-name="P47"/>
            <text:p text:style-name="P43"><text:span text:style-name="T9">E</text:span><text:span text:style-name="T8">stá pensado para proyectos largos, caros y complicados</text:span></text:p>
          </table:table-cell>
        </table:table-row>
        <table:table-row table:style-name="TableLine94655061474672">
          <table:table-cell table:style-name="Table1.A2" office:value-type="string">
            <text:p text:style-name="P15">Incorpora características del ciclo de vida iterativo e incremental</text:p>
            <text:p text:style-name="P48"><text:s/><text:span text:style-name="T13"><text:s/></text:span></text:p>
          </table:table-cell>
        </table:table-row>
        <table:table-row table:style-name="TableLine94655061475376">
          <table:table-cell table:style-name="Table1.A2" office:value-type="string">
            <text:p text:style-name="P29">Se van añadiendo funcionalidades ya planificadas al software</text:p>
            <text:p text:style-name="P13"/>
          </table:table-cell>
        </table:table-row>
        <table:table-row table:style-name="TableLine94655061476624">
          <table:table-cell table:style-name="Table1.A18" office:value-type="string">
            <text:p text:style-name="P20">CICLO DE VIDA <text:span text:style-name="T6">ADAPTATIVOS O ÁGILES</text:span></text:p>
          </table:table-cell>
        </table:table-row>
        <table:table-row table:style-name="TableLine94655061477696">
          <table:table-cell table:style-name="Table1.A19" office:value-type="string">
            <text:p text:style-name="P44"><text:span text:style-name="T10">L</text:span><text:span text:style-name="T8">os periodos de tiempo se miden en semanas más que en meses y el trabajo se realiza de una forma colaborativa.</text:span></text:p>
          </table:table-cell>
        </table:table-row>
        <table:table-row table:style-name="TableLine94655061478768">
          <table:table-cell table:style-name="Table1.A20" office:value-type="string">
            <text:p text:style-name="P45"><text:span text:style-name="T12">S</text:span><text:span text:style-name="T8">e considera un modelo pobre para proyectos complejos, largos </text:span><text:span text:style-name="T12">y con riesgo de cambio.</text:span></text:p>
            <text:p text:style-name="P13"/>
          </table:table-cell>
        </table:table-row>
        <table:table-row table:style-name="TableLine94655061479840">
          <table:table-cell table:style-name="Table1.A21" office:value-type="string">
            <text:p text:style-name="P17">Se utiliza en entornos muy cambiantes y con equipos altamente implicados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MT" svg:font-family="ArialMT"/>
    <style:font-face style:name="Liberation Sans" svg:font-family="'Liberation Sans'" style:font-family-generic="system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1" style:display-name="Impress~LT~Gliederung 1" style:family="paragraph" style:default-outline-level="">
      <style:paragraph-properties fo:margin-left="0in" fo:margin-right="0in" fo:margin-top="0in" fo:margin-bottom="0.261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in" fo:margin-right="0in" fo:margin-top="0in" fo:margin-bottom="0.207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in" fo:margin-right="0in" fo:margin-top="0in" fo:margin-bottom="0.155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in" fo:margin-right="0in" fo:margin-top="0in" fo:margin-bottom="0.103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rpo_20_de_20_texto" style:display-name="Cuerpo de texto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officeooo:rsid="001f308c" officeooo:paragraph-rsid="001f308c" style:font-size-asian="8pt" style:font-size-complex="8pt"/>
    </style:style>
    <style:style style:name="MT1" style:family="text">
      <style:text-properties officeooo:rsid="00142c9c"/>
    </style:style>
    <style:style style:name="MT2" style:family="text">
      <style:text-properties officeooo:rsid="001cfd06"/>
    </style:style>
    <style:style style:name="MT3" style:family="text">
      <style:text-properties officeooo:rsid="0021d7a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º DAW</text:span> – <text:span text:style-name="MT1">EDD </text:span><text:tab/><text:tab/><text:span text:style-name="MT2">Práctica</text:span> <text:span text:style-name="MT3">1. Ciclos de Vida</text:span></text:p>
      </style:header>
      <style:footer>
        <text:p text:style-name="MP2"><text:page-number text:select-page="current">4</text:page-number><text:tab/><text:tab/>IES María Enríquez</text:p>
        <text:p text:style-name="MP3"/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1-10-05T20:17:18.480793076</dc:date>
    <meta:editing-duration>PT5H21M17S</meta:editing-duration>
    <meta:editing-cycles>55</meta:editing-cycles>
    <meta:generator>LibreOffice/7.2.1.2$Linux_X86_64 LibreOffice_project/2c9f9a7aa7c967a1b7ec3448959cff87b32f6580</meta:generator>
    <meta:document-statistic meta:table-count="3" meta:image-count="0" meta:object-count="0" meta:page-count="4" meta:paragraph-count="40" meta:word-count="522" meta:character-count="3302" meta:non-whitespace-character-count="2809"/>
  </office:meta>
</office:document-meta>
</file>